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section text:style-name="Sect1" text:name="ChID:34">
        <text:h text:style-name="Heading_20_1" text:outline-level="1"><text:a xlink:href="../yw7%20Sample%20Project_parts.odt#ChID:34%7Cregion">Part 1</text:a></text:h>
      </text:section>
      <text:section text:style-name="Sect1" text:name="ChID:1">
        <text:h text:style-name="Heading_20_2" text:outline-level="2"><text:a xlink:href="../yw7%20Sample%20Project_chapters.odt#ChID:1%7Cregion">Chapter 1</text:a></text:h>
        <text:section text:style-name="Sect1" text:name="ScID:1">
          <text:p text:style-name="Text_20_body"><office:annotation>
<dc:creator>scene title</dc:creator>
<text:p>- Meet Hal, threatened by Vurdi</text:p>
<text:p/>
<text:p><text:a xlink:href="../yw7%20Sample%20Project_manuscript.odt#ScID:1%7Cregion">→Manuscript</text:a> -</text:p>
</office:annotation>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First_20_line_20_indent">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 text:style-name="First_20_line_20_indent">Hal doesn't have any money, so Vurdi says he'll take an arm or leg instead, and sets Brutus on him.</text:p>
          <text:p text:style-name="First_20_line_20_indent">During the scuffle, Hal manages to tell Vurdi that he accepted a cargo job earlier in the day, and will use the proceeds to settle his debts. Vurdi is suspicious, but calls Brutus off and gives Hal 24 hours.</text:p>
          <text:p text:style-name="First_20_line_20_indent">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section>
      </text:section>
      <text:section text:style-name="Sect1" text:name="ChID:2">
        <text:h text:style-name="Heading_20_2" text:outline-level="2"><text:a xlink:href="../yw7%20Sample%20Project_chapters.odt#ChID:2%7Cregion">Chapter 2</text:a></text:h>
        <text:section text:style-name="Sect1" text:name="ScID:2">
          <text:p text:style-name="Text_20_body"><office:annotation>
<dc:creator>scene title</dc:creator>
<text:p>- Jerling buys team. Discusses Seraph.</text:p>
<text:p/>
<text:p><text:a xlink:href="../yw7%20Sample%20Project_manuscript.odt#ScID:2%7Cregion">→Manuscript</text:a> -</text:p>
</office:annotation>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 text:style-name="First_20_line_20_indent">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 text:style-name="First_20_line_20_indent">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 text:style-name="First_20_line_20_indent">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 text:style-name="First_20_line_20_indent">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 text:style-name="First_20_line_20_indent">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section>
        <text:p text:style-name="Heading_20_4">* * *</text:p>
        <text:section text:style-name="Sect1" text:name="ScID:3">
          <text:p text:style-name="Text_20_body"><office:annotation>
<dc:creator>scene title</dc:creator>
<text:p>- Hal takes a call from Jerling</text:p>
<text:p/>
<text:p><text:a xlink:href="../yw7%20Sample%20Project_manuscript.odt#ScID:3%7Cregion">→Manuscript</text:a> -</text:p>
</office:annotation>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 text:style-name="First_20_line_20_indent">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section>
      </text:section>
      <text:section text:style-name="Sect1" text:name="ChID:3">
        <text:h text:style-name="Heading_20_2" text:outline-level="2"><text:a xlink:href="../yw7%20Sample%20Project_chapters.odt#ChID:3%7Cregion">Chapter 3</text:a></text:h>
        <text:section text:style-name="Sect1" text:name="ScID:4">
          <text:p text:style-name="Text_20_body"><office:annotation>
<dc:creator>scene title</dc:creator>
<text:p>- Clunk arrives</text:p>
<text:p/>
<text:p><text:a xlink:href="../yw7%20Sample%20Project_manuscript.odt#ScID:4%7Cregion">→Manuscript</text:a> -</text:p>
</office:annotation>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First_20_line_20_indent">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 text:style-name="First_20_line_20_indent">Hal prepares the ship for takeoff, but ground control won't let him leave. The Port Commander wants to see him in person. Hal leaves the ship, putting Clunk in charge.</text:p>
        </text:section>
      </text:section>
      <text:section text:style-name="Sect1" text:name="ChID:4">
        <text:h text:style-name="Heading_20_2" text:outline-level="2"><text:a xlink:href="../yw7%20Sample%20Project_chapters.odt#ChID:4%7Cregion">Chapter 4</text:a></text:h>
        <text:section text:style-name="Sect1" text:name="ScID:5">
          <text:p text:style-name="Text_20_body"><office:annotation>
<dc:creator>scene title</dc:creator>
<text:p>- Hal going to port control</text:p>
<text:p/>
<text:p><text:a xlink:href="../yw7%20Sample%20Project_manuscript.odt#ScID:5%7Cregion">→Manuscript</text:a> -</text:p>
</office:annotation>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 text:style-name="First_20_line_20_indent">He has to get to ground control, but they won't send a cab because of his unpaid account. He spots a robot mending fuel pipes near the back of the ship and asks whether he can borrow its vehicle (A battered old jet-powered ute). The robot refuses.</text:p>
          <text:p text:style-name="First_20_line_20_indent">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First_20_line_20_indent">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First_20_line_20_indent">Hal drives off, oblivious to the flames starting to flicker around the fallen robot.</text:p>
        </text:section>
        <text:p text:style-name="Heading_20_4">* * *</text:p>
        <text:section text:style-name="Sect1" text:name="ScID:6">
          <text:p text:style-name="Text_20_body"><office:annotation>
<dc:creator>scene title</dc:creator>
<text:p>- Clunk checking computer for Incubots.</text:p>
<text:p/>
<text:p><text:a xlink:href="../yw7%20Sample%20Project_manuscript.odt#ScID:6%7Cregion">→Manuscript</text:a> -</text:p>
</office:annotation>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 text:style-name="First_20_line_20_indent">Sitting at the console, Clunk uses the Black Gull's simulation mode to practice a couple of landings, then veers off and dreams he's flying the ship to a mythical robot planet.</text:p>
        </text:section>
        <text:p text:style-name="Heading_20_4">* * *</text:p>
        <text:section text:style-name="Sect1" text:name="ScID:7">
          <text:p text:style-name="Text_20_body"><office:annotation>
<dc:creator>scene title</dc:creator>
<text:p>- Hal talking to the Portmaster</text:p>
<text:p/>
<text:p><text:a xlink:href="../yw7%20Sample%20Project_manuscript.odt#ScID:7%7Cregion">→Manuscript</text:a> -</text:p>
</office:annotation>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First_20_line_20_indent">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First_20_line_20_indent">Hal decides to call his brand new best buddy Clunk, thinking the robot can ask Jerling for an advance on his fee.</text:p>
        </text:section>
        <text:p text:style-name="Heading_20_4">* * *</text:p>
        <text:section text:style-name="Sect1" text:name="ScID:8">
          <text:p text:style-name="Text_20_body"><office:annotation>
<dc:creator>scene title</dc:creator>
<text:p>- Clunk takes call from Hal. Calls Jerling. Fire.</text:p>
<text:p/>
<text:p><text:a xlink:href="../yw7%20Sample%20Project_manuscript.odt#ScID:8%7Cregion">→Manuscript</text:a> -</text:p>
</office:annotation>Clunk tells Hal that Jerling won't advance any money, but Hal tells him to ask anyway. Clunk calls Jerling, who won't advance any money. Clunk mentions that he's found out what Incubots is all about, Jerling hangs up quickly.</text:p>
          <text:p text:style-name="First_20_line_20_indent">Clunk notices smoke in the air. He runs to the airlock and discovers the landing field is on fire.</text:p>
        </text:section>
      </text:section>
      <text:section text:style-name="Sect1" text:name="ChID:5">
        <text:h text:style-name="Heading_20_2" text:outline-level="2"><text:a xlink:href="../yw7%20Sample%20Project_chapters.odt#ChID:5%7Cregion">Chapter 5</text:a></text:h>
        <text:section text:style-name="Sect1" text:name="ScID:9">
          <text:p text:style-name="Text_20_body"><office:annotation>
<dc:creator>scene title</dc:creator>
<text:p>- Clunk calls, the landing field is on fire. Hal tells him to sit tight.</text:p>
<text:p/>
<text:p><text:a xlink:href="../yw7%20Sample%20Project_manuscript.odt#ScID:9%7Cregion">→Manuscript</text:a> -</text:p>
</office:annotation>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 text:style-name="First_20_line_20_indent">Then the control tower calls to say the landing field is on fire around the Black Gull.</text:p>
        </text:section>
        <text:p text:style-name="Heading_20_4">* * *</text:p>
        <text:section text:style-name="Sect1" text:name="ScID:10">
          <text:p text:style-name="Text_20_body"><office:annotation>
<dc:creator>scene title</dc:creator>
<text:p>- Clunk fighting the fire, ends up face-down</text:p>
<text:p/>
<text:p><text:a xlink:href="../yw7%20Sample%20Project_manuscript.odt#ScID:10%7Cregion">→Manuscript</text:a> -</text:p>
</office:annotation>Aboard the Black Gull, Clunk wrenches panels off the walls looking for a fire extinguisher. Crunches the winch controls, lowering a hook to the ground and spooling all the cable out with it. Finally gets the extinguisher and heads outside.</text:p>
          <text:p text:style-name="First_20_line_20_indent">He finds the source of the fire - the maintenance robot which Hal disabled. Clunk drags it out of the area, then returns and uses the fire extinguisher on the flames.</text:p>
          <text:p text:style-name="First_20_line_20_indent">Clunk's battery starts to run low. He continues. As the fire extinguisher begins to run low, the fuel pipes explode near the back of the ship. A piece of debris hits Clunk in the head and he falls to the ground, stunned.</text:p>
        </text:section>
      </text:section>
      <text:section text:style-name="Sect1" text:name="ChID:6">
        <text:h text:style-name="Heading_20_2" text:outline-level="2"><text:a xlink:href="../yw7%20Sample%20Project_chapters.odt#ChID:6%7Cregion">Chapter 6</text:a></text:h>
        <text:section text:style-name="Sect1" text:name="ScID:12">
          <text:p text:style-name="Text_20_body"><office:annotation>
<dc:creator>scene title</dc:creator>
<text:p>- Hal gets to the ship and lifts off.</text:p>
<text:p/>
<text:p><text:a xlink:href="../yw7%20Sample%20Project_manuscript.odt#ScID:12%7Cregion">→Manuscript</text:a> -</text:p>
</office:annotation>Arriving at the Black Gull, Hal sees the prone robot in the burnt-out grass. (It's Clunk, but he assumes it's the one he disabled)  Goes aboard, seals the ship and gets the engines going. Discovers the winch has been lowered, presses the button to raise it. Prepares ship for takeoff and takes his seat.</text:p>
        </text:section>
      </text:section>
      <text:section text:style-name="Sect1" text:name="ChID:7">
        <text:h text:style-name="Heading_20_2" text:outline-level="2"><text:a xlink:href="../yw7%20Sample%20Project_chapters.odt#ChID:7%7Cregion">Chapter 7</text:a></text:h>
        <text:section text:style-name="Sect1" text:name="ScID:15">
          <text:p text:style-name="Text_20_body"><office:annotation>
<dc:creator>scene title</dc:creator>
<text:p>- Hal finds Clunk on rope, falls out after him.</text:p>
<text:p/>
<text:p><text:a xlink:href="../yw7%20Sample%20Project_manuscript.odt#ScID:15%7Cregion">→Manuscript</text:a> -</text:p>
</office:annotation>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 text:style-name="First_20_line_20_indent">Talking to the Navcom, Hal suddenly discovers Clunk isn't aboard. There's a clunking noise as the winch tries to retract, but it's jammed. An image appears on screen - Clunk is dangling from the hook outside.</text:p>
          <text:p text:style-name="First_20_line_20_indent">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 text:style-name="First_20_line_20_indent">Clunk's batteries are failing, and he can't hang on much longer.</text:p>
        </text:section>
      </text:section>
      <text:section text:style-name="Sect1" text:name="ChID:8">
        <text:h text:style-name="Heading_20_2" text:outline-level="2"><text:a xlink:href="../yw7%20Sample%20Project_chapters.odt#ChID:8%7Cregion">Chapter 8</text:a></text:h>
        <text:section text:style-name="Sect1" text:name="ScID:17">
          <text:p text:style-name="Text_20_body"><office:annotation>
<dc:creator>scene title</dc:creator>
<text:p>- Climb up rope to safety. Back in ship for hyperspace.</text:p>
<text:p/>
<text:p><text:a xlink:href="../yw7%20Sample%20Project_manuscript.odt#ScID:17%7Cregion">→Manuscript</text:a> -</text:p>
</office:annotation></text:p>
        </text:section>
      </text:section>
      <text:section text:style-name="Sect1" text:name="ChID:9">
        <text:h text:style-name="Heading_20_2" text:outline-level="2"><text:a xlink:href="../yw7%20Sample%20Project_chapters.odt#ChID:9%7Cregion">Chapter 9</text:a></text:h>
        <text:section text:style-name="Sect1" text:name="ScID:19">
          <text:p text:style-name="Text_20_body"><office:annotation>
<dc:creator>scene title</dc:creator>
<text:p>- In his office. Gordon OKs the deal</text:p>
<text:p/>
<text:p><text:a xlink:href="../yw7%20Sample%20Project_manuscript.odt#ScID:19%7Cregion">→Manuscript</text:a> -</text:p>
</office:annotation></text:p>
        </text:section>
      </text:section>
      <text:section text:style-name="Sect1" text:name="ChID:10">
        <text:h text:style-name="Heading_20_2" text:outline-level="2"><text:a xlink:href="../yw7%20Sample%20Project_chapters.odt#ChID:10%7Cregion">Chapter 10</text:a></text:h>
        <text:section text:style-name="Sect1" text:name="ScID:22">
          <text:p text:style-name="Text_20_body"><office:annotation>
<dc:creator>scene title</dc:creator>
<text:p>- Exits the ship to meet Bevan</text:p>
<text:p/>
<text:p><text:a xlink:href="../yw7%20Sample%20Project_manuscript.odt#ScID:22%7Cregion">→Manuscript</text:a> -</text:p>
</office:annotation></text:p>
        </text:section>
      </text:section>
      <text:section text:style-name="Sect1" text:name="ChID:11">
        <text:h text:style-name="Heading_20_2" text:outline-level="2"><text:a xlink:href="../yw7%20Sample%20Project_chapters.odt#ChID:11%7Cregion">Chapter 11</text:a></text:h>
        <text:section text:style-name="Sect1" text:name="ScID:25">
          <text:p text:style-name="Text_20_body"><office:annotation>
<dc:creator>scene title</dc:creator>
<text:p>- Getting food out. Frozen puddings.</text:p>
<text:p/>
<text:p><text:a xlink:href="../yw7%20Sample%20Project_manuscript.odt#ScID:25%7Cregion">→Manuscript</text:a> -</text:p>
</office:annotation></text:p>
        </text:section>
        <text:p text:style-name="Heading_20_4">* * *</text:p>
        <text:section text:style-name="Sect1" text:name="ScID:27">
          <text:p text:style-name="Text_20_body"><office:annotation>
<dc:creator>scene title</dc:creator>
<text:p>- Says goodbye to Clunk</text:p>
<text:p/>
<text:p><text:a xlink:href="../yw7%20Sample%20Project_manuscript.odt#ScID:27%7Cregion">→Manuscript</text:a> -</text:p>
</office:annotation></text:p>
        </text:section>
      </text:section>
      <text:section text:style-name="Sect1" text:name="ChID:12">
        <text:h text:style-name="Heading_20_2" text:outline-level="2"><text:a xlink:href="../yw7%20Sample%20Project_chapters.odt#ChID:12%7Cregion">Chapter 12</text:a></text:h>
        <text:section text:style-name="Sect1" text:name="ScID:29">
          <text:p text:style-name="Text_20_body"><office:annotation>
<dc:creator>scene title</dc:creator>
<text:p>- Hal depressed. No escape from here.</text:p>
<text:p/>
<text:p><text:a xlink:href="../yw7%20Sample%20Project_manuscript.odt#ScID:29%7Cregion">→Manuscript</text:a> -</text:p>
</office:annotation></text:p>
        </text:section>
        <text:p text:style-name="Heading_20_4">* * *</text:p>
        <text:section text:style-name="Sect1" text:name="ScID:31">
          <text:p text:style-name="Text_20_body"><office:annotation>
<dc:creator>scene title</dc:creator>
<text:p>- Lighten the ship. Preparing for liftoff.</text:p>
<text:p/>
<text:p><text:a xlink:href="../yw7%20Sample%20Project_manuscript.odt#ScID:31%7Cregion">→Manuscript</text:a> -</text:p>
</office:annotation></text:p>
        </text:section>
      </text:section>
      <text:section text:style-name="Sect1" text:name="ChID:13">
        <text:h text:style-name="Heading_20_2" text:outline-level="2"><text:a xlink:href="../yw7%20Sample%20Project_chapters.odt#ChID:13%7Cregion">Chapter 13</text:a></text:h>
        <text:section text:style-name="Sect1" text:name="ScID:34">
          <text:p text:style-name="Text_20_body"><office:annotation>
<dc:creator>scene title</dc:creator>
<text:p>- Karl and Terry awaiting Hal. They take a call from their spy, intercept is at the orbiter.</text:p>
<text:p/>
<text:p><text:a xlink:href="../yw7%20Sample%20Project_manuscript.odt#ScID:34%7Cregion">→Manuscript</text:a> -</text:p>
</office:annotation></text:p>
        </text:section>
      </text:section>
      <text:section text:style-name="Sect1" text:name="ChID:14">
        <text:h text:style-name="Heading_20_2" text:outline-level="2"><text:a xlink:href="../yw7%20Sample%20Project_chapters.odt#ChID:14%7Cregion">Chapter 14</text:a></text:h>
      </text:section>
      <text:section text:style-name="Sect1" text:name="ChID:15">
        <text:h text:style-name="Heading_20_2" text:outline-level="2"><text:a xlink:href="../yw7%20Sample%20Project_chapters.odt#ChID:15%7Cregion">Chapter 15</text:a></text:h>
        <text:section text:style-name="Sect1" text:name="ScID:38">
          <text:p text:style-name="Text_20_body"><office:annotation>
<dc:creator>scene title</dc:creator>
<text:p>- Karl waiting impatiently</text:p>
<text:p/>
<text:p><text:a xlink:href="../yw7%20Sample%20Project_manuscript.odt#ScID:38%7Cregion">→Manuscript</text:a> -</text:p>
</office:annotation></text:p>
        </text:section>
        <text:p text:style-name="Heading_20_4">* * *</text:p>
        <text:section text:style-name="Sect1" text:name="ScID:40">
          <text:p text:style-name="Text_20_body"><office:annotation>
<dc:creator>scene title</dc:creator>
<text:p>- Karl and Terry confused about 'Chunk'</text:p>
<text:p/>
<text:p><text:a xlink:href="../yw7%20Sample%20Project_manuscript.odt#ScID:40%7Cregion">→Manuscript</text:a> -</text:p>
</office:annotation></text:p>
        </text:section>
      </text:section>
      <text:section text:style-name="Sect1" text:name="ChID:16">
        <text:h text:style-name="Heading_20_2" text:outline-level="2"><text:a xlink:href="../yw7%20Sample%20Project_chapters.odt#ChID:16%7Cregion">Chapter 16</text:a></text:h>
        <text:section text:style-name="Sect1" text:name="ScID:43">
          <text:p text:style-name="Text_20_body"><office:annotation>
<dc:creator>scene title</dc:creator>
<text:p>- Clunk slips out the back.</text:p>
<text:p/>
<text:p><text:a xlink:href="../yw7%20Sample%20Project_manuscript.odt#ScID:43%7Cregion">→Manuscript</text:a> -</text:p>
</office:annotation></text:p>
        </text:section>
        <text:p text:style-name="Heading_20_4">* * *</text:p>
        <text:section text:style-name="Sect1" text:name="ScID:45">
          <text:p text:style-name="Text_20_body"><office:annotation>
<dc:creator>scene title</dc:creator>
<text:p>- Karl and Terry waiting.</text:p>
<text:p/>
<text:p><text:a xlink:href="../yw7%20Sample%20Project_manuscript.odt#ScID:45%7Cregion">→Manuscript</text:a> -</text:p>
</office:annotation></text:p>
        </text:section>
      </text:section>
      <text:section text:style-name="Sect1" text:name="ChID:17">
        <text:h text:style-name="Heading_20_2" text:outline-level="2"><text:a xlink:href="../yw7%20Sample%20Project_chapters.odt#ChID:17%7Cregion">Chapter 17</text:a></text:h>
        <text:section text:style-name="Sect1" text:name="ScID:47">
          <text:p text:style-name="Text_20_body"><office:annotation>
<dc:creator>scene title</dc:creator>
<text:p>- Clunk in orbit</text:p>
<text:p/>
<text:p><text:a xlink:href="../yw7%20Sample%20Project_manuscript.odt#ScID:47%7Cregion">→Manuscript</text:a> -</text:p>
</office:annotation></text:p>
        </text:section>
        <text:p text:style-name="Heading_20_4">* * *</text:p>
        <text:section text:style-name="Sect1" text:name="ScID:49">
          <text:p text:style-name="Text_20_body"><office:annotation>
<dc:creator>scene title</dc:creator>
<text:p>- Clunk uses cylinder</text:p>
<text:p/>
<text:p><text:a xlink:href="../yw7%20Sample%20Project_manuscript.odt#ScID:49%7Cregion">→Manuscript</text:a> -</text:p>
</office:annotation></text:p>
        </text:section>
      </text:section>
      <text:section text:style-name="Sect1" text:name="ChID:35">
        <text:h text:style-name="Heading_20_1" text:outline-level="1"><text:a xlink:href="../yw7%20Sample%20Project_parts.odt#ChID:35%7Cregion">Part 2</text:a></text:h>
      </text:section>
      <text:section text:style-name="Sect1" text:name="ChID:18">
        <text:h text:style-name="Heading_20_2" text:outline-level="2"><text:a xlink:href="../yw7%20Sample%20Project_chapters.odt#ChID:18%7Cregion">Chapter 18</text:a></text:h>
        <text:section text:style-name="Sect1" text:name="ScID:51">
          <text:p text:style-name="Text_20_body"><office:annotation>
<dc:creator>scene title</dc:creator>
<text:p>- Terry places the 'bomb'</text:p>
<text:p/>
<text:p><text:a xlink:href="../yw7%20Sample%20Project_manuscript.odt#ScID:51%7Cregion">→Manuscript</text:a> -</text:p>
</office:annotation></text:p>
        </text:section>
        <text:p text:style-name="Heading_20_4">* * *</text:p>
        <text:section text:style-name="Sect1" text:name="ScID:53">
          <text:p text:style-name="Text_20_body"><office:annotation>
<dc:creator>scene title</dc:creator>
<text:p>- Hal buys food</text:p>
<text:p/>
<text:p><text:a xlink:href="../yw7%20Sample%20Project_manuscript.odt#ScID:53%7Cregion">→Manuscript</text:a> -</text:p>
</office:annotation></text:p>
        </text:section>
      </text:section>
      <text:section text:style-name="Sect1" text:name="ChID:19">
        <text:h text:style-name="Heading_20_2" text:outline-level="2"><text:a xlink:href="../yw7%20Sample%20Project_chapters.odt#ChID:19%7Cregion">Chapter 19</text:a></text:h>
        <text:section text:style-name="Sect1" text:name="ScID:55">
          <text:p text:style-name="Text_20_body"><office:annotation>
<dc:creator>scene title</dc:creator>
<text:p>- Karl leaves a note, takes Clunk.</text:p>
<text:p/>
<text:p><text:a xlink:href="../yw7%20Sample%20Project_manuscript.odt#ScID:55%7Cregion">→Manuscript</text:a> -</text:p>
</office:annotation></text:p>
        </text:section>
        <text:p text:style-name="Heading_20_4">* * *</text:p>
        <text:section text:style-name="Sect1" text:name="ScID:57">
          <text:p text:style-name="Text_20_body"><office:annotation>
<dc:creator>scene title</dc:creator>
<text:p>- Hal about to hyperspace.</text:p>
<text:p/>
<text:p><text:a xlink:href="../yw7%20Sample%20Project_manuscript.odt#ScID:57%7Cregion">→Manuscript</text:a> -</text:p>
</office:annotation></text:p>
        </text:section>
      </text:section>
      <text:section text:style-name="Sect1" text:name="ChID:20">
        <text:h text:style-name="Heading_20_2" text:outline-level="2"><text:a xlink:href="../yw7%20Sample%20Project_chapters.odt#ChID:20%7Cregion">Chapter 20</text:a></text:h>
        <text:section text:style-name="Sect1" text:name="ScID:60">
          <text:p text:style-name="Text_20_body"><office:annotation>
<dc:creator>scene title</dc:creator>
<text:p>- Hal gets real Jerling's call. Has to get cargo and robot back.</text:p>
<text:p/>
<text:p><text:a xlink:href="../yw7%20Sample%20Project_manuscript.odt#ScID:60%7Cregion">→Manuscript</text:a> -</text:p>
</office:annotation></text:p>
        </text:section>
        <text:p text:style-name="Heading_20_4">* * *</text:p>
        <text:section text:style-name="Sect1" text:name="ScID:62">
          <text:p text:style-name="Text_20_body"><office:annotation>
<dc:creator>scene title</dc:creator>
<text:p>- Hal sets course for Forg.</text:p>
<text:p/>
<text:p><text:a xlink:href="../yw7%20Sample%20Project_manuscript.odt#ScID:62%7Cregion">→Manuscript</text:a> -</text:p>
</office:annotation></text:p>
        </text:section>
        <text:p text:style-name="Heading_20_4">* * *</text:p>
        <text:section text:style-name="Sect1" text:name="ScID:64">
          <text:p text:style-name="Text_20_body"><office:annotation>
<dc:creator>scene title</dc:creator>
<text:p>- Land on Forg, in rubbish.</text:p>
<text:p/>
<text:p><text:a xlink:href="../yw7%20Sample%20Project_manuscript.odt#ScID:64%7Cregion">→Manuscript</text:a> -</text:p>
</office:annotation></text:p>
        </text:section>
      </text:section>
      <text:section text:style-name="Sect1" text:name="ChID:21">
        <text:h text:style-name="Heading_20_2" text:outline-level="2"><text:a xlink:href="../yw7%20Sample%20Project_chapters.odt#ChID:21%7Cregion">Chapter 21</text:a></text:h>
        <text:section text:style-name="Sect1" text:name="ScID:66">
          <text:p text:style-name="Text_20_body"><office:annotation>
<dc:creator>scene title</dc:creator>
<text:p>- Hal rents a car in Jerling's name and heads towards Forgberg and the Casino.</text:p>
<text:p/>
<text:p><text:a xlink:href="../yw7%20Sample%20Project_manuscript.odt#ScID:66%7Cregion">→Manuscript</text:a> -</text:p>
</office:annotation></text:p>
        </text:section>
        <text:p text:style-name="Heading_20_4">* * *</text:p>
        <text:section text:style-name="Sect1" text:name="ScID:68">
          <text:p text:style-name="Text_20_body"><office:annotation>
<dc:creator>scene title</dc:creator>
<text:p>- Hal after almost running Clunk down. Picks him up.</text:p>
<text:p/>
<text:p><text:a xlink:href="../yw7%20Sample%20Project_manuscript.odt#ScID:68%7Cregion">→Manuscript</text:a> -</text:p>
</office:annotation></text:p>
        </text:section>
      </text:section>
      <text:section text:style-name="Sect1" text:name="ChID:22">
        <text:h text:style-name="Heading_20_2" text:outline-level="2"><text:a xlink:href="../yw7%20Sample%20Project_chapters.odt#ChID:22%7Cregion">Chapter 22</text:a></text:h>
        <text:section text:style-name="Sect1" text:name="ScID:71">
          <text:p text:style-name="Text_20_body"><office:annotation>
<dc:creator>scene title</dc:creator>
<text:p>- Find car, go to find clothes.</text:p>
<text:p/>
<text:p><text:a xlink:href="../yw7%20Sample%20Project_manuscript.odt#ScID:71%7Cregion">→Manuscript</text:a> -</text:p>
</office:annotation></text:p>
        </text:section>
      </text:section>
      <text:section text:style-name="Sect1" text:name="ChID:23">
        <text:h text:style-name="Heading_20_2" text:outline-level="2"><text:a xlink:href="../yw7%20Sample%20Project_chapters.odt#ChID:23%7Cregion">Chapter 23</text:a></text:h>
        <text:section text:style-name="Sect1" text:name="ScID:74">
          <text:p text:style-name="Text_20_body"><office:annotation>
<dc:creator>scene title</dc:creator>
<text:p>- Hal sells Clunk</text:p>
<text:p/>
<text:p><text:a xlink:href="../yw7%20Sample%20Project_manuscript.odt#ScID:74%7Cregion">→Manuscript</text:a> -</text:p>
</office:annotation></text:p>
        </text:section>
      </text:section>
      <text:section text:style-name="Sect1" text:name="ChID:24">
        <text:h text:style-name="Heading_20_2" text:outline-level="2"><text:a xlink:href="../yw7%20Sample%20Project_chapters.odt#ChID:24%7Cregion">Chapter 24</text:a></text:h>
        <text:section text:style-name="Sect1" text:name="ScID:77">
          <text:p text:style-name="Text_20_body"><office:annotation>
<dc:creator>scene title</dc:creator>
<text:p>- Hal annoyed at Clunk for buying only the best.</text:p>
<text:p/>
<text:p><text:a xlink:href="../yw7%20Sample%20Project_manuscript.odt#ScID:77%7Cregion">→Manuscript</text:a> -</text:p>
</office:annotation></text:p>
        </text:section>
        <text:p text:style-name="Heading_20_4">* * *</text:p>
        <text:section text:style-name="Sect1" text:name="ScID:79">
          <text:p text:style-name="Text_20_body"><office:annotation>
<dc:creator>scene title</dc:creator>
<text:p>- Clunk gambling. Fight with human couple.</text:p>
<text:p/>
<text:p><text:a xlink:href="../yw7%20Sample%20Project_manuscript.odt#ScID:79%7Cregion">→Manuscript</text:a> -</text:p>
</office:annotation></text:p>
        </text:section>
        <text:p text:style-name="Heading_20_4">* * *</text:p>
        <text:section text:style-name="Sect1" text:name="ScID:81">
          <text:p text:style-name="Text_20_body"><office:annotation>
<dc:creator>scene title</dc:creator>
<text:p>- Sitting on the steps, battered and bruised. Limo arrives for Karl.</text:p>
<text:p/>
<text:p><text:a xlink:href="../yw7%20Sample%20Project_manuscript.odt#ScID:81%7Cregion">→Manuscript</text:a> -</text:p>
</office:annotation></text:p>
        </text:section>
      </text:section>
      <text:section text:style-name="Sect1" text:name="ChID:25">
        <text:h text:style-name="Heading_20_2" text:outline-level="2"><text:a xlink:href="../yw7%20Sample%20Project_chapters.odt#ChID:25%7Cregion">Chapter 25</text:a></text:h>
        <text:section text:style-name="Sect1" text:name="ScID:84">
          <text:p text:style-name="Text_20_body"><office:annotation>
<dc:creator>scene title</dc:creator>
<text:p>- Clunk travelling on the back of Karl's limo</text:p>
<text:p/>
<text:p><text:a xlink:href="../yw7%20Sample%20Project_manuscript.odt#ScID:84%7Cregion">→Manuscript</text:a> -</text:p>
</office:annotation></text:p>
        </text:section>
        <text:p text:style-name="Heading_20_4">* * *</text:p>
        <text:section text:style-name="Sect1" text:name="ScID:86">
          <text:p text:style-name="Text_20_body"><office:annotation>
<dc:creator>scene title</dc:creator>
<text:p>- Clunk sees Hal catching up again. Limo stops.</text:p>
<text:p/>
<text:p><text:a xlink:href="../yw7%20Sample%20Project_manuscript.odt#ScID:86%7Cregion">→Manuscript</text:a> -</text:p>
</office:annotation></text:p>
        </text:section>
      </text:section>
      <text:section text:style-name="Sect1" text:name="ChID:26">
        <text:h text:style-name="Heading_20_2" text:outline-level="2"><text:a xlink:href="../yw7%20Sample%20Project_chapters.odt#ChID:26%7Cregion">Chapter 26</text:a></text:h>
        <text:section text:style-name="Sect1" text:name="ScID:89">
          <text:p text:style-name="Text_20_body"><office:annotation>
<dc:creator>scene title</dc:creator>
<text:p>- Clunk uploads the Navcom into the ship.</text:p>
<text:p/>
<text:p><text:a xlink:href="../yw7%20Sample%20Project_manuscript.odt#ScID:89%7Cregion">→Manuscript</text:a> -</text:p>
</office:annotation></text:p>
        </text:section>
      </text:section>
      <text:section text:style-name="Sect1" text:name="ChID:27">
        <text:h text:style-name="Heading_20_2" text:outline-level="2"><text:a xlink:href="../yw7%20Sample%20Project_chapters.odt#ChID:27%7Cregion">Chapter 27</text:a></text:h>
        <text:section text:style-name="Sect1" text:name="ScID:92">
          <text:p text:style-name="Text_20_body"><office:annotation>
<dc:creator>scene title</dc:creator>
<text:p>- The shop robots want Clunk to escape with them. Mention Hal's capture.</text:p>
<text:p/>
<text:p><text:a xlink:href="../yw7%20Sample%20Project_manuscript.odt#ScID:92%7Cregion">→Manuscript</text:a> -</text:p>
</office:annotation></text:p>
        </text:section>
        <text:p text:style-name="Heading_20_4">* * *</text:p>
        <text:section text:style-name="Sect1" text:name="ScID:94">
          <text:p text:style-name="Text_20_body"><office:annotation>
<dc:creator>scene title</dc:creator>
<text:p>- Clunk steals armoured car, drives it into the house.</text:p>
<text:p/>
<text:p><text:a xlink:href="../yw7%20Sample%20Project_manuscript.odt#ScID:94%7Cregion">→Manuscript</text:a> -</text:p>
</office:annotation></text:p>
        </text:section>
      </text:section>
      <text:section text:style-name="Sect1" text:name="ChID:28">
        <text:h text:style-name="Heading_20_2" text:outline-level="2"><text:a xlink:href="../yw7%20Sample%20Project_chapters.odt#ChID:28%7Cregion">Chapter 28</text:a></text:h>
        <text:section text:style-name="Sect1" text:name="ScID:96">
          <text:p text:style-name="Text_20_body"><office:annotation>
<dc:creator>scene title</dc:creator>
<text:p>- Karl and Terry take the limo</text:p>
<text:p/>
<text:p><text:a xlink:href="../yw7%20Sample%20Project_manuscript.odt#ScID:96%7Cregion">→Manuscript</text:a> -</text:p>
</office:annotation></text:p>
        </text:section>
        <text:p text:style-name="Heading_20_4">* * *</text:p>
        <text:section text:style-name="Sect1" text:name="ScID:98">
          <text:p text:style-name="Text_20_body"><office:annotation>
<dc:creator>scene title</dc:creator>
<text:p>- Karl and Terry overtake and head for Spaceport. Looking for Volante.</text:p>
<text:p/>
<text:p><text:a xlink:href="../yw7%20Sample%20Project_manuscript.odt#ScID:98%7Cregion">→Manuscript</text:a> -</text:p>
</office:annotation></text:p>
        </text:section>
      </text:section>
      <text:section text:style-name="Sect1" text:name="ChID:29">
        <text:h text:style-name="Heading_20_2" text:outline-level="2"><text:a xlink:href="../yw7%20Sample%20Project_chapters.odt#ChID:29%7Cregion">Chapter 29</text:a></text:h>
        <text:section text:style-name="Sect1" text:name="ScID:101">
          <text:p text:style-name="Text_20_body"><office:annotation>
<dc:creator>scene title</dc:creator>
<text:p>- Hal and Clunk fleeing in Gull</text:p>
<text:p/>
<text:p><text:a xlink:href="../yw7%20Sample%20Project_manuscript.odt#ScID:101%7Cregion">→Manuscript</text:a> -</text:p>
</office:annotation></text:p>
        </text:section>
        <text:p text:style-name="Heading_20_4">* * *</text:p>
        <text:section text:style-name="Sect1" text:name="ScID:103">
          <text:p text:style-name="Text_20_body"><office:annotation>
<dc:creator>scene title</dc:creator>
<text:p>- Clunk wants to throw stuff at the flyer</text:p>
<text:p/>
<text:p><text:a xlink:href="../yw7%20Sample%20Project_manuscript.odt#ScID:103%7Cregion">→Manuscript</text:a> -</text:p>
</office:annotation></text:p>
        </text:section>
        <text:p text:style-name="Heading_20_4">* * *</text:p>
        <text:section text:style-name="Sect1" text:name="ScID:105">
          <text:p text:style-name="Text_20_body"><office:annotation>
<dc:creator>scene title</dc:creator>
<text:p>- Hal fetches the puddings.</text:p>
<text:p/>
<text:p><text:a xlink:href="../yw7%20Sample%20Project_manuscript.odt#ScID:105%7Cregion">→Manuscript</text:a> -</text:p>
</office:annotation></text:p>
        </text:section>
      </text:section>
      <text:section text:style-name="Sect1" text:name="ChID:30">
        <text:h text:style-name="Heading_20_2" text:outline-level="2"><text:a xlink:href="../yw7%20Sample%20Project_chapters.odt#ChID:30%7Cregion">Chapter 30</text:a></text:h>
        <text:section text:style-name="Sect1" text:name="ScID:108">
          <text:p text:style-name="Text_20_body"><office:annotation>
<dc:creator>scene title</dc:creator>
<text:p>- Hal yells at Jerling, then cargo arrives on truck.</text:p>
<text:p/>
<text:p><text:a xlink:href="../yw7%20Sample%20Project_manuscript.odt#ScID:108%7Cregion">→Manuscript</text:a> -</text:p>
</office:annotation></text:p>
        </text:section>
        <text:p text:style-name="Heading_20_4">* * *</text:p>
        <text:section text:style-name="Sect1" text:name="ScID:110">
          <text:p text:style-name="Text_20_body"><office:annotation>
<dc:creator>scene title</dc:creator>
<text:p>- Clunk outside, depressed.</text:p>
<text:p/>
<text:p><text:a xlink:href="../yw7%20Sample%20Project_manuscript.odt#ScID:110%7Cregion">→Manuscript</text:a> -</text:p>
</office:annotation></text:p>
        </text:section>
        <text:p text:style-name="Heading_20_4">* * *</text:p>
        <text:section text:style-name="Sect1" text:name="ScID:112">
          <text:p text:style-name="Text_20_body"><office:annotation>
<dc:creator>scene title</dc:creator>
<text:p>- Karl bursts in, armed.</text:p>
<text:p/>
<text:p><text:a xlink:href="../yw7%20Sample%20Project_manuscript.odt#ScID:112%7Cregion">→Manuscript</text:a> -</text:p>
</office:annotation></text:p>
        </text:section>
      </text:section>
      <text:section text:style-name="Sect1" text:name="ChID:31">
        <text:h text:style-name="Heading_20_2" text:outline-level="2"><text:a xlink:href="../yw7%20Sample%20Project_chapters.odt#ChID:31%7Cregion">Chapter 31</text:a></text:h>
        <text:section text:style-name="Sect1" text:name="ScID:114">
          <text:p text:style-name="Text_20_body"><office:annotation>
<dc:creator>scene title</dc:creator>
<text:p>- Terry ties Hal in hold, leaves back doors open.</text:p>
<text:p/>
<text:p><text:a xlink:href="../yw7%20Sample%20Project_manuscript.odt#ScID:114%7Cregion">→Manuscript</text:a> -</text:p>
</office:annotation></text:p>
        </text:section>
        <text:p text:style-name="Heading_20_4">* * *</text:p>
        <text:section text:style-name="Sect1" text:name="ScID:116">
          <text:p text:style-name="Text_20_body"><office:annotation>
<dc:creator>scene title</dc:creator>
<text:p>- Hal dodges Brutus, escapes the hold.</text:p>
<text:p/>
<text:p><text:a xlink:href="../yw7%20Sample%20Project_manuscript.odt#ScID:116%7Cregion">→Manuscript</text:a> -</text:p>
</office:annotation></text:p>
        </text:section>
      </text:section>
      <text:section text:style-name="Sect1" text:name="ChID:32">
        <text:h text:style-name="Heading_20_2" text:outline-level="2"><text:a xlink:href="../yw7%20Sample%20Project_chapters.odt#ChID:32%7Cregion">Chapter 32</text:a></text:h>
        <text:section text:style-name="Sect1" text:name="ScID:119">
          <text:p text:style-name="Text_20_body"><office:annotation>
<dc:creator>scene title</dc:creator>
<text:p>- Black Gull hyperspaces to oblivion</text:p>
<text:p/>
<text:p><text:a xlink:href="../yw7%20Sample%20Project_manuscript.odt#ScID:119%7Cregion">→Manuscript</text:a> -</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7-17T13:36:29Z</meta:creation-date>
    <dc:date/>
  </office:meta>
</office:document-meta>
</file>